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F00000212485657EE28CFE817.png" manifest:media-type="image/png"/>
  <manifest:file-entry manifest:full-path="Pictures/100021B200008D2E00004F60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fo:min-height="14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Chrony</text:p>
          </draw:text-box>
        </draw:frame>
        <draw:frame presentation:style-name="pr2" draw:text-style-name="P1" draw:layer="layout" svg:width="25.2cm" svg:height="10.548cm" svg:x="1.4cm" svg:y="3.8cm" presentation:class="subtitle">
          <draw:text-box>
            <text:p>by Rex Dje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Objective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Define chrony.</text:p>
              </text:list-item>
              <text:list-item>
                <text:p>Discuss the purpose of chrony.</text:p>
              </text:list-item>
              <text:list-item>
                <text:p>Discuss the chrony suite.</text:p>
              </text:list-item>
              <text:list-item>
                <text:p>Discuss chronyd versus ntp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efine chrony.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chrony is an implementation of the Network Time Protocol (NTP).</text:p>
              </text:list-item>
              <text:list-item>
                <text:p>chrony is related to RHCSA objective 5h: configure a system to use time servic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2"><text:span text:style-name="T1">Discuss the purpose of chrony.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chrony is used to synchronize the local time on a Linux/Unix computer to the time on a remote Network Time Protocol (NTP) serv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iscuss the chrony suite.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chrony is actually a suite of software that can be used for the following tasks:</text:p>
                <text:list>
                  <text:list-item>
                    <text:p>synchronize to an NTP time server.</text:p>
                  </text:list-item>
                  <text:list-item>
                    <text:p>synchronize to a reference clock, such as a GPS receiver.</text:p>
                  </text:list-item>
                  <text:list-item>
                    <text:p>synchronize a system clock via a manual time input</text:p>
                  </text:list-item>
                  <text:list-item>
                    <text:p>server as an NTP server to remote machines.</text:p>
                  </text:list-item>
                </text:list>
              </text:list-item>
              <text:list-item>
                <text:p>More details can be found <text:a xlink:href="https://access.redhat.com/documentation/en-us/red_hat_enterprise_linux/7/html/system_administrators_guide/ch-configuring_ntp_using_the_chrony_suite" xlink:type="simple">here</text:a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2"><text:span text:style-name="T1">Discuss chronyd versus ntpd.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chronyd and ntpd are two different daemons that perform similar NTP-related tasks on Linux/Unix systems.</text:p>
              </text:list-item>
              <text:list-item>
                <text:p>chronyd is considered to be a more modern implementation of the NTP protocol than ntpd.</text:p>
              </text:list-item>
              <text:list-item>
                <text:p>RHCSA certified individuals should be familiar with both chronyd and ntpd.</text:p>
              </text:list-item>
              <text:list-item>
                <text:p><text:s/>There is a good likelihood that chronyd will eventually supersede ntp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The End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Thank you for viewing this lectur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Objectives reviewed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Define chrony.</text:p>
              </text:list-item>
              <text:list-item>
                <text:p>Discuss the purpose of chrony.</text:p>
              </text:list-item>
              <text:list-item>
                <text:p>Discuss the chrony suite.</text:p>
              </text:list-item>
              <text:list-item>
                <text:p>Discuss chronyd versus ntpd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485657EE28CFE817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6:11:09.626739405</meta:creation-date>
    <meta:editing-duration>PT8M58S</meta:editing-duration>
    <meta:editing-cycles>2</meta:editing-cycles>
    <meta:generator>LibreOffice/6.1.2.1$Linux_X86_64 LibreOffice_project/10$Build-1</meta:generator>
    <dc:title>Metropolis</dc:title>
    <dc:date>2018-12-19T16:30:28.276956257</dc:date>
    <meta:document-statistic meta:object-count="54"/>
  </office:meta>
</office:document-meta>
</file>